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ahoma1" svg:font-family="Tahoma"/>
    <style:font-face style:name="Consolas" svg:font-family="Consolas" style:font-family-generic="swiss" style:font-pitch="fixed"/>
    <style:font-face style:name="18thCentury" svg:font-family="18thCentury"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style:font-name="Arial" fo:font-size="26pt" style:font-size-asian="26pt" style:font-size-complex="26pt"/>
    </style:style>
    <style:style style:name="P2" style:family="paragraph" style:parent-style-name="Standard">
      <style:paragraph-properties fo:text-align="end" style:justify-single-word="false"/>
      <style:text-properties style:font-name="Arial" fo:font-size="14pt" style:font-size-asian="14pt" style:font-size-complex="14pt"/>
    </style:style>
    <style:style style:name="P3" style:family="paragraph" style:parent-style-name="Standard">
      <style:paragraph-properties fo:text-align="center" style:justify-single-word="false"/>
      <style:text-properties style:font-name="Arial" fo:font-size="14pt" style:font-size-asian="14pt" style:font-size-complex="14pt"/>
    </style:style>
    <style:style style:name="P4" style:family="paragraph" style:parent-style-name="Standard">
      <style:paragraph-properties fo:text-align="start" style:justify-single-word="false"/>
      <style:text-properties style:font-name="Arial" fo:font-size="12pt" style:text-underline-style="solid" style:text-underline-width="auto" style:text-underline-color="font-color" fo:font-weight="normal" style:font-size-asian="12pt" style:font-weight-asian="normal" style:font-size-complex="12pt" style:font-weight-complex="normal"/>
    </style:style>
    <style:style style:name="P5" style:family="paragraph" style:parent-style-name="Standard">
      <style:paragraph-properties fo:text-align="start" style:justify-single-word="false"/>
      <style:text-properties style:font-name="Arial" fo:font-size="12pt" style:text-underline-style="solid" style:text-underline-width="auto" style:text-underline-color="font-color" style:font-size-asian="12pt" style:font-size-complex="12pt"/>
    </style:style>
    <style:style style:name="P6" style:family="paragraph" style:parent-style-name="Standard">
      <style:paragraph-properties fo:text-align="start" style:justify-single-word="false"/>
      <style:text-properties style:font-name="Arial" fo:font-size="11pt" style:text-underline-style="none" style:font-size-asian="11pt" style:font-size-complex="11pt"/>
    </style:style>
    <style:style style:name="P7" style:family="paragraph" style:parent-style-name="Standard" style:list-style-name="L1">
      <style:paragraph-properties fo:text-align="start" style:justify-single-word="false"/>
      <style:text-properties style:font-name="Arial" fo:font-size="11pt" style:text-underline-style="none" style:font-size-asian="11pt" style:font-size-complex="11pt"/>
    </style:style>
    <style:style style:name="P8" style:family="paragraph" style:parent-style-name="Standard" style:list-style-name="L2">
      <style:paragraph-properties fo:text-align="start" style:justify-single-word="false"/>
      <style:text-properties style:font-name="Arial" fo:font-size="11pt" style:text-underline-style="none" style:font-size-asian="11pt" style:font-size-complex="11pt"/>
    </style:style>
    <style:style style:name="P9" style:family="paragraph" style:parent-style-name="Standard" style:list-style-name="L3">
      <style:paragraph-properties fo:text-align="start" style:justify-single-word="false"/>
      <style:text-properties style:font-name="Arial" fo:font-size="11pt" style:text-underline-style="none" style:font-size-asian="11pt" style:font-size-complex="11pt"/>
    </style:style>
    <style:style style:name="P10" style:family="paragraph" style:parent-style-name="Standard">
      <style:paragraph-properties fo:text-align="start" style:justify-single-word="false" fo:break-before="page"/>
      <style:text-properties style:font-name="Arial" fo:font-size="12pt" style:text-underline-style="solid" style:text-underline-width="auto" style:text-underline-color="font-color" style:font-size-asian="12pt" style:font-size-complex="12pt"/>
    </style:style>
    <style:style style:name="T1" style:family="text">
      <style:text-properties style:font-name-asian="Consolas" style:font-name-complex="Consola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Modelos y Algoritmos para Videojuegos II</text:p>
      <text:p text:style-name="P1"/>
      <text:p text:style-name="P1">Trabajo Practico Final</text:p>
      <text:p text:style-name="P1"/>
      <text:p text:style-name="P1">Informe de Implementacion</text:p>
      <text:p text:style-name="P1"/>
      <text:p text:style-name="P1"/>
      <text:p text:style-name="P1"/>
      <text:p text:style-name="P1"/>
      <text:p text:style-name="P1"/>
      <text:p text:style-name="P1"/>
      <text:p text:style-name="P1"/>
      <text:p text:style-name="P1"/>
      <text:p text:style-name="P1"/>
      <text:p text:style-name="P1"/>
      <text:p text:style-name="P1"/>
      <text:p text:style-name="P2">Oscar Sanchez</text:p>
      <text:p text:style-name="P2">Diciembre-2013</text:p>
      <text:p text:style-name="P3"/>
      <text:p text:style-name="P10">Decripcion</text:p>
      <text:p text:style-name="P6">El trabajo practico consta de una remake del juego Hogan's Alley utilizando SFML como libreria de render y Box2D como motor de fisica.</text:p>
      <text:p text:style-name="P6"/>
      <text:p text:style-name="P5">GamePlay</text:p>
      <text:p text:style-name="P6">El juego consiste en mantener a las 3 latas sin que ningunas de ellas toquen el suelo en tiempo de 180 segundos, tambien hay una forma rapida de ganar y la misma consiste en ir depositando una lata cualquiera en alguna de las plataformas. Si el jugador completa las 3 plataformas gana el juego. No es necesario que la lata quede en la plataforma, solo es necesario que quede positada y quieta para ser tenida en cuenta.</text:p>
      <text:p text:style-name="P6"/>
      <text:p text:style-name="P4">Elementos Implemetados</text:p>
      <text:p text:style-name="P6">Se implemento una integracion mas la utilizacion de un helper provisto como material lo que permite separar el juego en las siguientes partes:</text:p>
      <text:list xml:id="list3109386450368368094" text:style-name="L1">
        <text:list-item>
          <text:p text:style-name="P7">PhysicManager: Es un singleton, posee la integracion y abstraccion de Box2D <text:s/>utilizando como punto de partida el Helper provisto por la catedra.</text:p>
        </text:list-item>
        <text:list-item>
          <text:p text:style-name="P7">GameBase: Posee la logica del video juego en lo que respecta a loop, ciclo de vida. Esta clase es una clase abstracta la cual debe ser implementada para poder ser utilizada.</text:p>
          <text:p text:style-name="P7">Utiliza el patron Template Method.</text:p>
        </text:list-item>
        <text:list-item>
          <text:p text:style-name="P7">GameObject: Es la clase base de la cual herendan los elementos del juego. La misma posee la particularidad de poder ser sobreescrita en los metodos principales. La misma tambien nos abstra en cierta medida de la libreria SFML.</text:p>
        </text:list-item>
      </text:list>
      <text:p text:style-name="P6">Los Objetos implementados son:</text:p>
      <text:list xml:id="list5394132282917619993" text:style-name="L2">
        <text:list-item>
          <text:p text:style-name="P8">Cronometro: Muestra el tiempo restante en pantalla.</text:p>
        </text:list-item>
        <text:list-item>
          <text:p text:style-name="P8">Fondo: Mustra la imagen de fondo del juego</text:p>
        </text:list-item>
        <text:list-item>
          <text:p text:style-name="P8">Lata: Mustra una lata. </text:p>
        </text:list-item>
        <text:list-item>
          <text:p text:style-name="P8">Estrella: Muestra un elemento con la figura de una estrella. Este elemento esta configurado para que pueda ser colectable cuando una lata lo toca otorgando puntos al jugador</text:p>
        </text:list-item>
        <text:list-item>
          <text:p text:style-name="P8">Block: Mustra la figura de un sol. Se utiliza para posiciona objetos fijos en pantalla y un grupo de objetos utilizando joins a modo de pundulo</text:p>
          <text:p text:style-name="P8"/>
        </text:list-item>
      </text:list>
      <text:p text:style-name="P5">Clase Principal</text:p>
      <text:p text:style-name="P6"/>
      <text:p text:style-name="P6">La clase <text:span text:style-name="T1">TP4 es la clase principal del juego. </text:span></text:p>
      <text:p text:style-name="P6"><text:span text:style-name="T1">Algunas partes fundamentales son:</text:span></text:p>
      <text:list xml:id="list7489735898530702381" text:style-name="L3">
        <text:list-item>
          <text:p text:style-name="P9"><text:span text:style-name="T1">metodo: UpdatePoolEvents(Event evt). En el mismo se utiliza la funcion QueryAABB de Box2D para la deteccion de contactos cuando el clic del mouse da en una lata. La clase que implementa el proceso de las resoluciones de los contactos es QueryDisparos. En la misma, si ocurre un clic con una lata, a la lata se le da un impulso. Esto esta copiado textual de la teorica.</text:span></text:p>
        </text:list-item>
        <text:list-item>
          <text:p text:style-name="P9"><text:span text:style-name="T1">Metodo: CheckCollitions. En el mismo se lleva a cabo la deteccion y resolucion de las colisiones. Los tipos de colisiones a detectar son:</text:span></text:p>
          <text:list>
            <text:list-item>
              <text:p text:style-name="P9"><text:span text:style-name="T1">Colision entre las plataformas y las latas. Si una lata <text:s/>permanese en la plataforma hasta quedarse quieta, es considerada como valida, en ese caso se le otorga un puntaje al jugador y se marca internamente (no visual) la plataforma. Solo se puede cada plataforma una sola vez. Si el jugador marca las 3 plataformas gana el juego.</text:span></text:p>
            </text:list-item>
            <text:list-item>
              <text:p text:style-name="P9"><text:span text:style-name="T1">Colision entre una lata y el piso. Si esta colision sucede el jugador pierde. Es la unica forma en que pierde el jugador.</text:span></text:p>
            </text:list-item>
            <text:list-item>
              <text:p text:style-name="P9"><text:span text:style-name="T1">Colision entre una lata y la estrella. Si esto ocurre, se le otorga puntos al jugador y luego se posiciona en una forma aleatoria a la estrella.</text:span></text:p>
            </text:list-item>
          </text:list>
        </text:list-item>
        <text:list-item>
          <text:p text:style-name="P9"><text:span text:style-name="T1">Metodo: InitPhysics. En el mismo se configuran:</text:span></text:p>
          <text:list>
            <text:list-item>
              <text:p text:style-name="P9"><text:span text:style-name="T1">Las paredes</text:span></text:p>
            </text:list-item>
            <text:list-item>
              <text:p text:style-name="P9"><text:span text:style-name="T1">Las plataformas</text:span></text:p>
            </text:list-item>
            <text:list-item>
              <text:p text:style-name="P9"><text:span text:style-name="T1">El obstaculo formado por elementos, uno statico y otro dinamico, en forma de pundulo utilizando un RevoluteJoint de Box2D. </text:spa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ahoma1" svg:font-family="Tahoma"/>
    <style:font-face style:name="Consolas" svg:font-family="Consolas" style:font-family-generic="swiss" style:font-pitch="fixed"/>
    <style:font-face style:name="18thCentury" svg:font-family="18thCentury"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32M51S</meta:editing-duration>
    <meta:editing-cycles>14</meta:editing-cycles>
    <meta:generator>OpenOffice.org/3.4.1$Win32 OpenOffice.org_project/341m1$Build-9593</meta:generator>
    <dc:date>2013-12-11T04:44:11.66</dc:date>
    <meta:document-statistic meta:table-count="0" meta:image-count="0" meta:object-count="0" meta:page-count="2" meta:paragraph-count="33" meta:word-count="574" meta:character-count="3295"/>
    <meta:user-defined meta:name="Info 1"/>
    <meta:user-defined meta:name="Info 2"/>
    <meta:user-defined meta:name="Info 3"/>
    <meta:user-defined meta:name="Info 4"/>
  </office:meta>
</office:document-meta>
</file>